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BAEE5FD.png"/>
  <manifest:file-entry manifest:media-type="image/png" manifest:full-path="Pictures/10000201000001180000009A64403A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>
        <style:tab-stops/>
      </style:paragraph-properties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 presentation:placeholder="true" presentation:user-transformed="true">
          <draw:text-box/>
        </draw:frame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2" draw:layer="layout" svg:width="15.56cm" svg:height="13.128cm" svg:x="6.84cm" svg:y="5.072cm">
          <draw:image xlink:href="Pictures/1000020100000200000002004BAEE5FD.png" xlink:type="simple" xlink:show="embed" xlink:actuate="onLoad">
            <text:p/>
          </draw:image>
        </draw:frame>
        <draw:frame draw:style-name="gr1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2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draw:frame presentation:style-name="pr3" draw:text-style-name="P3" draw:layer="layout" svg:width="23.911cm" svg:height="3.506cm" svg:x="2.058cm" svg:y="1.543cm" presentation:class="title">
          <draw:text-box>
            <text:p text:style-name="P3"><text:span text:style-name="T1">SOMMAIRE</text:span></text:p>
          </draw:text-box>
        </draw:frame>
        <draw:frame presentation:style-name="pr4" draw:text-style-name="P4" draw:layer="layout" svg:width="23.911cm" svg:height="13.229cm" svg:x="2.058cm" svg:y="5.838cm" presentation:class="outline">
          <draw:text-box>
            <text:list text:style-name="L3">
              <text:list-item>
                <text:p text:style-name="P4">Introduction</text:p>
              </text:list-item>
              <text:list-item>
                <text:p text:style-name="P4">Démonstration/ Interface</text:p>
              </text:list-item>
              <text:list-item>
                <text:p text:style-name="P4">Développeur</text:p>
              </text:list-item>
              <text:list-item>
                <text:p text:style-name="P4">Conclusion</text:p>
              </text:list-item>
            </text:list>
          </draw:text-box>
        </draw:frame>
        <draw:frame draw:style-name="gr4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4" draw:layer="layout" svg:width="11.119cm" svg:height="1.202cm" svg:x="1.2cm" svg:y="19.39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13M23S</meta:editing-duration>
    <meta:editing-cycles>3</meta:editing-cycles>
    <dc:date>2015-02-17T18:51:39.85</dc:date>
    <dc:creator>Cécile Peladan</dc:creator>
    <meta:generator>OpenOffice/4.1.1$Win32 OpenOffice.org_project/411m6$Build-9775</meta:generator>
    <meta:document-statistic meta:object-count="46"/>
  </office:meta>
</office:document-meta>
</file>